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6" table:style-name="ta1">
        <table:shapes>
          <draw:frame draw:z-index="0" draw:style-name="gr1" draw:text-style-name="P1" svg:width="16.01cm" svg:height="9.005cm" svg:x="18.679cm" svg:y="0.053cm">
            <draw:object draw:notify-on-update-of-ranges="data16.A1:data16.A1 data16.A2:data16.A501 data16.B1:data16.B1 data16.B2:data16.B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aracters(*100)</text:p>
          </table:table-cell>
          <table:table-cell office:value-type="string" calcext:value-type="string">
            <text:p>Milliseco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58" calcext:value-type="float">
            <text:p>77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36" calcext:value-type="float">
            <text:p>73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83" calcext:value-type="float">
            <text:p>92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39" calcext:value-type="float">
            <text:p>89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35" calcext:value-type="float">
            <text:p>93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957" calcext:value-type="float">
            <text:p>109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263" calcext:value-type="float">
            <text:p>112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305" calcext:value-type="float">
            <text:p>113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026" calcext:value-type="float">
            <text:p>120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252" calcext:value-type="float">
            <text:p>122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832" calcext:value-type="float">
            <text:p>118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44" calcext:value-type="float">
            <text:p>124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199" calcext:value-type="float">
            <text:p>121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906" calcext:value-type="float">
            <text:p>129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469" calcext:value-type="float">
            <text:p>134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689" calcext:value-type="float">
            <text:p>136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805" calcext:value-type="float">
            <text:p>138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18" calcext:value-type="float">
            <text:p>14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115" calcext:value-type="float">
            <text:p>14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347" calcext:value-type="float">
            <text:p>143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391" calcext:value-type="float">
            <text:p>143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761" calcext:value-type="float">
            <text:p>147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258" calcext:value-type="float">
            <text:p>152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845" calcext:value-type="float">
            <text:p>158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801" calcext:value-type="float">
            <text:p>158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390" calcext:value-type="float">
            <text:p>1639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654" calcext:value-type="float">
            <text:p>166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707" calcext:value-type="float">
            <text:p>167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063" calcext:value-type="float">
            <text:p>170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302" calcext:value-type="float">
            <text:p>173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661" calcext:value-type="float">
            <text:p>176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523" calcext:value-type="float">
            <text:p>175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356" calcext:value-type="float">
            <text:p>183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254" calcext:value-type="float">
            <text:p>182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570" calcext:value-type="float">
            <text:p>1857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548" calcext:value-type="float">
            <text:p>185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573" calcext:value-type="float">
            <text:p>195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369" calcext:value-type="float">
            <text:p>193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482" calcext:value-type="float">
            <text:p>194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77" calcext:value-type="float">
            <text:p>201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61" calcext:value-type="float">
            <text:p>200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451" calcext:value-type="float">
            <text:p>204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580" calcext:value-type="float">
            <text:p>205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205" calcext:value-type="float">
            <text:p>212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062" calcext:value-type="float">
            <text:p>210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349" calcext:value-type="float">
            <text:p>213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984" calcext:value-type="float">
            <text:p>219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760" calcext:value-type="float">
            <text:p>217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197" calcext:value-type="float">
            <text:p>221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168" calcext:value-type="float">
            <text:p>221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657" calcext:value-type="float">
            <text:p>226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043" calcext:value-type="float">
            <text:p>230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162" calcext:value-type="float">
            <text:p>231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441" calcext:value-type="float">
            <text:p>2344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652" calcext:value-type="float">
            <text:p>236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084" calcext:value-type="float">
            <text:p>2408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812" calcext:value-type="float">
            <text:p>238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800" calcext:value-type="float">
            <text:p>238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899" calcext:value-type="float">
            <text:p>238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644" calcext:value-type="float">
            <text:p>246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632" calcext:value-type="float">
            <text:p>246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919" calcext:value-type="float">
            <text:p>249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715" calcext:value-type="float">
            <text:p>247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491" calcext:value-type="float">
            <text:p>254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149" calcext:value-type="float">
            <text:p>2614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778" calcext:value-type="float">
            <text:p>257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577" calcext:value-type="float">
            <text:p>265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846" calcext:value-type="float">
            <text:p>268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180" calcext:value-type="float">
            <text:p>271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256" calcext:value-type="float">
            <text:p>272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773" calcext:value-type="float">
            <text:p>277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854" calcext:value-type="float">
            <text:p>278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881" calcext:value-type="float">
            <text:p>288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342" calcext:value-type="float">
            <text:p>2834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011" calcext:value-type="float">
            <text:p>290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9413" calcext:value-type="float">
            <text:p>294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9218" calcext:value-type="float">
            <text:p>292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159" calcext:value-type="float">
            <text:p>301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190" calcext:value-type="float">
            <text:p>301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305" calcext:value-type="float">
            <text:p>303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879" calcext:value-type="float">
            <text:p>30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1164" calcext:value-type="float">
            <text:p>3116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619" calcext:value-type="float">
            <text:p>316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1919" calcext:value-type="float">
            <text:p>319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1948" calcext:value-type="float">
            <text:p>319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2368" calcext:value-type="float">
            <text:p>3236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2639" calcext:value-type="float">
            <text:p>326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826" calcext:value-type="float">
            <text:p>328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855" calcext:value-type="float">
            <text:p>328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941" calcext:value-type="float">
            <text:p>339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3851" calcext:value-type="float">
            <text:p>338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197" calcext:value-type="float">
            <text:p>3419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4619" calcext:value-type="float">
            <text:p>346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5549" calcext:value-type="float">
            <text:p>355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950" calcext:value-type="float">
            <text:p>3495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6258" calcext:value-type="float">
            <text:p>362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5861" calcext:value-type="float">
            <text:p>358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6153" calcext:value-type="float">
            <text:p>361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431" calcext:value-type="float">
            <text:p>374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876" calcext:value-type="float">
            <text:p>3687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7306" calcext:value-type="float">
            <text:p>373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7854" calcext:value-type="float">
            <text:p>378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664" calcext:value-type="float">
            <text:p>386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902" calcext:value-type="float">
            <text:p>389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520" calcext:value-type="float">
            <text:p>3952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9215" calcext:value-type="float">
            <text:p>392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420" calcext:value-type="float">
            <text:p>404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0840" calcext:value-type="float">
            <text:p>4084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366" calcext:value-type="float">
            <text:p>40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1652" calcext:value-type="float">
            <text:p>416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0915" calcext:value-type="float">
            <text:p>409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1486" calcext:value-type="float">
            <text:p>4148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485" calcext:value-type="float">
            <text:p>414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2681" calcext:value-type="float">
            <text:p>426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2460" calcext:value-type="float">
            <text:p>4246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763" calcext:value-type="float">
            <text:p>4376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007" calcext:value-type="float">
            <text:p>430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103" calcext:value-type="float">
            <text:p>431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826" calcext:value-type="float">
            <text:p>438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028" calcext:value-type="float">
            <text:p>4502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101" calcext:value-type="float">
            <text:p>451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539" calcext:value-type="float">
            <text:p>4553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5838" calcext:value-type="float">
            <text:p>4583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598" calcext:value-type="float">
            <text:p>455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629" calcext:value-type="float">
            <text:p>456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460" calcext:value-type="float">
            <text:p>464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7211" calcext:value-type="float">
            <text:p>4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7953" calcext:value-type="float">
            <text:p>479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662" calcext:value-type="float">
            <text:p>4766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149" calcext:value-type="float">
            <text:p>4814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9557" calcext:value-type="float">
            <text:p>495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776" calcext:value-type="float">
            <text:p>4877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769" calcext:value-type="float">
            <text:p>487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361" calcext:value-type="float">
            <text:p>493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0784" calcext:value-type="float">
            <text:p>5078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0190" calcext:value-type="float">
            <text:p>5019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1150" calcext:value-type="float">
            <text:p>5115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1343" calcext:value-type="float">
            <text:p>513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2984" calcext:value-type="float">
            <text:p>529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2095" calcext:value-type="float">
            <text:p>520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2179" calcext:value-type="float">
            <text:p>521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2304" calcext:value-type="float">
            <text:p>523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4456" calcext:value-type="float">
            <text:p>544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4203" calcext:value-type="float">
            <text:p>5420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4601" calcext:value-type="float">
            <text:p>546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5424" calcext:value-type="float">
            <text:p>554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6856" calcext:value-type="float">
            <text:p>568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6440" calcext:value-type="float">
            <text:p>564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475" calcext:value-type="float">
            <text:p>564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6083" calcext:value-type="float">
            <text:p>560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8093" calcext:value-type="float">
            <text:p>580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8072" calcext:value-type="float">
            <text:p>580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005" calcext:value-type="float">
            <text:p>59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9105" calcext:value-type="float">
            <text:p>591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108" calcext:value-type="float">
            <text:p>581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8602" calcext:value-type="float">
            <text:p>586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9084" calcext:value-type="float">
            <text:p>5908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9711" calcext:value-type="float">
            <text:p>597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0867" calcext:value-type="float">
            <text:p>608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2150" calcext:value-type="float">
            <text:p>6215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2436" calcext:value-type="float">
            <text:p>624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1717" calcext:value-type="float">
            <text:p>617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3641" calcext:value-type="float">
            <text:p>636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2282" calcext:value-type="float">
            <text:p>6228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2681" calcext:value-type="float">
            <text:p>626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3346" calcext:value-type="float">
            <text:p>633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5202" calcext:value-type="float">
            <text:p>6520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3969" calcext:value-type="float">
            <text:p>639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6026" calcext:value-type="float">
            <text:p>660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7082" calcext:value-type="float">
            <text:p>670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6183" calcext:value-type="float">
            <text:p>661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7395" calcext:value-type="float">
            <text:p>6739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5957" calcext:value-type="float">
            <text:p>6595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6403" calcext:value-type="float">
            <text:p>664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8708" calcext:value-type="float">
            <text:p>6870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7806" calcext:value-type="float">
            <text:p>678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8423" calcext:value-type="float">
            <text:p>6842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8814" calcext:value-type="float">
            <text:p>688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0868" calcext:value-type="float">
            <text:p>7086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0027" calcext:value-type="float">
            <text:p>700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0605" calcext:value-type="float">
            <text:p>706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0635" calcext:value-type="float">
            <text:p>706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2474" calcext:value-type="float">
            <text:p>7247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2242" calcext:value-type="float">
            <text:p>7224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2605" calcext:value-type="float">
            <text:p>726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3714" calcext:value-type="float">
            <text:p>737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3879" calcext:value-type="float">
            <text:p>738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5051" calcext:value-type="float">
            <text:p>750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3668" calcext:value-type="float">
            <text:p>736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6342" calcext:value-type="float">
            <text:p>763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6643" calcext:value-type="float">
            <text:p>7664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5034" calcext:value-type="float">
            <text:p>7503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7407" calcext:value-type="float">
            <text:p>774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6372" calcext:value-type="float">
            <text:p>763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6637" calcext:value-type="float">
            <text:p>7663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7244" calcext:value-type="float">
            <text:p>7724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9008" calcext:value-type="float">
            <text:p>790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9822" calcext:value-type="float">
            <text:p>798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0554" calcext:value-type="float">
            <text:p>8055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9768" calcext:value-type="float">
            <text:p>7976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1605" calcext:value-type="float">
            <text:p>816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0486" calcext:value-type="float">
            <text:p>8048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2133" calcext:value-type="float">
            <text:p>8213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2516" calcext:value-type="float">
            <text:p>825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547" calcext:value-type="float">
            <text:p>8354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738" calcext:value-type="float">
            <text:p>837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2154" calcext:value-type="float">
            <text:p>8215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3737" calcext:value-type="float">
            <text:p>8373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433" calcext:value-type="float">
            <text:p>844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5680" calcext:value-type="float">
            <text:p>8568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4763" calcext:value-type="float">
            <text:p>8476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6209" calcext:value-type="float">
            <text:p>862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5440" calcext:value-type="float">
            <text:p>8544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6556" calcext:value-type="float">
            <text:p>865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8222" calcext:value-type="float">
            <text:p>882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9267" calcext:value-type="float">
            <text:p>892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986" calcext:value-type="float">
            <text:p>889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0375" calcext:value-type="float">
            <text:p>903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9105" calcext:value-type="float">
            <text:p>891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9530" calcext:value-type="float">
            <text:p>895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2241" calcext:value-type="float">
            <text:p>9224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490" calcext:value-type="float">
            <text:p>9049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2647" calcext:value-type="float">
            <text:p>926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2770" calcext:value-type="float">
            <text:p>9277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656" calcext:value-type="float">
            <text:p>9365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556" calcext:value-type="float">
            <text:p>945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3649" calcext:value-type="float">
            <text:p>9364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3681" calcext:value-type="float">
            <text:p>936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6653" calcext:value-type="float">
            <text:p>966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4585" calcext:value-type="float">
            <text:p>945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6157" calcext:value-type="float">
            <text:p>961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6074" calcext:value-type="float">
            <text:p>9607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6649" calcext:value-type="float">
            <text:p>9664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8045" calcext:value-type="float">
            <text:p>9804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8744" calcext:value-type="float">
            <text:p>987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9819" calcext:value-type="float">
            <text:p>9981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9256" calcext:value-type="float">
            <text:p>992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1960" calcext:value-type="float">
            <text:p>1019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1415" calcext:value-type="float">
            <text:p>1014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2004" calcext:value-type="float">
            <text:p>1020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2707" calcext:value-type="float">
            <text:p>1027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818" calcext:value-type="float">
            <text:p>1018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1660" calcext:value-type="float">
            <text:p>1016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2464" calcext:value-type="float">
            <text:p>1024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5756" calcext:value-type="float">
            <text:p>1057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6606" calcext:value-type="float">
            <text:p>1066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6730" calcext:value-type="float">
            <text:p>10673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7488" calcext:value-type="float">
            <text:p>1074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5975" calcext:value-type="float">
            <text:p>1059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7021" calcext:value-type="float">
            <text:p>1070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462" calcext:value-type="float">
            <text:p>10646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6697" calcext:value-type="float">
            <text:p>10669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0210" calcext:value-type="float">
            <text:p>1102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0491" calcext:value-type="float">
            <text:p>11049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1210" calcext:value-type="float">
            <text:p>1112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2107" calcext:value-type="float">
            <text:p>1121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0237" calcext:value-type="float">
            <text:p>1102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0620" calcext:value-type="float">
            <text:p>1106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0926" calcext:value-type="float">
            <text:p>1109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3091" calcext:value-type="float">
            <text:p>1130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3552" calcext:value-type="float">
            <text:p>11355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3931" calcext:value-type="float">
            <text:p>11393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5659" calcext:value-type="float">
            <text:p>1156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6455" calcext:value-type="float">
            <text:p>11645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6366" calcext:value-type="float">
            <text:p>11636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6788" calcext:value-type="float">
            <text:p>1167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231" calcext:value-type="float">
            <text:p>1182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6119" calcext:value-type="float">
            <text:p>1161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6625" calcext:value-type="float">
            <text:p>1166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7055" calcext:value-type="float">
            <text:p>11705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7922" calcext:value-type="float">
            <text:p>1179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9225" calcext:value-type="float">
            <text:p>1192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2490" calcext:value-type="float">
            <text:p>12249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9988" calcext:value-type="float">
            <text:p>11998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0146" calcext:value-type="float">
            <text:p>1201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1980" calcext:value-type="float">
            <text:p>12198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4915" calcext:value-type="float">
            <text:p>12491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3066" calcext:value-type="float">
            <text:p>12306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3481" calcext:value-type="float">
            <text:p>12348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3897" calcext:value-type="float">
            <text:p>1238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7172" calcext:value-type="float">
            <text:p>12717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5109" calcext:value-type="float">
            <text:p>12510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5845" calcext:value-type="float">
            <text:p>12584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7115" calcext:value-type="float">
            <text:p>1271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9344" calcext:value-type="float">
            <text:p>12934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7625" calcext:value-type="float">
            <text:p>1276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7799" calcext:value-type="float">
            <text:p>12779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7734" calcext:value-type="float">
            <text:p>12773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2607" calcext:value-type="float">
            <text:p>1326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9782" calcext:value-type="float">
            <text:p>12978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9946" calcext:value-type="float">
            <text:p>12994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1054" calcext:value-type="float">
            <text:p>13105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3824" calcext:value-type="float">
            <text:p>1338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1901" calcext:value-type="float">
            <text:p>13190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3232" calcext:value-type="float">
            <text:p>13323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4310" calcext:value-type="float">
            <text:p>1343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7372" calcext:value-type="float">
            <text:p>13737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6216" calcext:value-type="float">
            <text:p>1362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6068" calcext:value-type="float">
            <text:p>1360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5615" calcext:value-type="float">
            <text:p>1356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8750" calcext:value-type="float">
            <text:p>13875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7599" calcext:value-type="float">
            <text:p>1375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9870" calcext:value-type="float">
            <text:p>13987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0620" calcext:value-type="float">
            <text:p>1406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2365" calcext:value-type="float">
            <text:p>1423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9431" calcext:value-type="float">
            <text:p>1394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0633" calcext:value-type="float">
            <text:p>1406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3932" calcext:value-type="float">
            <text:p>1439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2356" calcext:value-type="float">
            <text:p>14235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97" calcext:value-type="float">
            <text:p>14559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844" calcext:value-type="float">
            <text:p>14584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6610" calcext:value-type="float">
            <text:p>1466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78" calcext:value-type="float">
            <text:p>14437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8514" calcext:value-type="float">
            <text:p>14851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322" calcext:value-type="float">
            <text:p>14532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806" calcext:value-type="float">
            <text:p>1458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179" calcext:value-type="float">
            <text:p>1501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7604" calcext:value-type="float">
            <text:p>14760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1664" calcext:value-type="float">
            <text:p>15166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1924" calcext:value-type="float">
            <text:p>1519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9679" calcext:value-type="float">
            <text:p>14967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9108" calcext:value-type="float">
            <text:p>14910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0547" calcext:value-type="float">
            <text:p>1505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1497" calcext:value-type="float">
            <text:p>15149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5387" calcext:value-type="float">
            <text:p>15538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2296" calcext:value-type="float">
            <text:p>15229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6715" calcext:value-type="float">
            <text:p>1567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6668" calcext:value-type="float">
            <text:p>1566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3934" calcext:value-type="float">
            <text:p>1539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9186" calcext:value-type="float">
            <text:p>15918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56564" calcext:value-type="float">
            <text:p>15656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6374" calcext:value-type="float">
            <text:p>15637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0901" calcext:value-type="float">
            <text:p>16090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7951" calcext:value-type="float">
            <text:p>1579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62807" calcext:value-type="float">
            <text:p>1628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2497" calcext:value-type="float">
            <text:p>16249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0704" calcext:value-type="float">
            <text:p>1607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65918" calcext:value-type="float">
            <text:p>1659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1279" calcext:value-type="float">
            <text:p>16127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63547" calcext:value-type="float">
            <text:p>16354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66967" calcext:value-type="float">
            <text:p>1669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64433" calcext:value-type="float">
            <text:p>1644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67923" calcext:value-type="float">
            <text:p>1679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67997" calcext:value-type="float">
            <text:p>1679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65986" calcext:value-type="float">
            <text:p>16598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71081" calcext:value-type="float">
            <text:p>17108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6775" calcext:value-type="float">
            <text:p>1667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0277" calcext:value-type="float">
            <text:p>17027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73033" calcext:value-type="float">
            <text:p>1730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9955" calcext:value-type="float">
            <text:p>1699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2979" calcext:value-type="float">
            <text:p>17297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72184" calcext:value-type="float">
            <text:p>1721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71763" calcext:value-type="float">
            <text:p>17176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76967" calcext:value-type="float">
            <text:p>17696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73270" calcext:value-type="float">
            <text:p>17327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77809" calcext:value-type="float">
            <text:p>17780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78898" calcext:value-type="float">
            <text:p>17889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4672" calcext:value-type="float">
            <text:p>1746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5981" calcext:value-type="float">
            <text:p>17598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78364" calcext:value-type="float">
            <text:p>1783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0599" calcext:value-type="float">
            <text:p>18059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78531" calcext:value-type="float">
            <text:p>1785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78212" calcext:value-type="float">
            <text:p>1782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8975" calcext:value-type="float">
            <text:p>17897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85203" calcext:value-type="float">
            <text:p>1852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0402" calcext:value-type="float">
            <text:p>18040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2907" calcext:value-type="float">
            <text:p>18290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82660" calcext:value-type="float">
            <text:p>1826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6794" calcext:value-type="float">
            <text:p>18679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85202" calcext:value-type="float">
            <text:p>18520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85022" calcext:value-type="float">
            <text:p>18502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84693" calcext:value-type="float">
            <text:p>18469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0710" calcext:value-type="float">
            <text:p>1907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85999" calcext:value-type="float">
            <text:p>18599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88069" calcext:value-type="float">
            <text:p>18806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10380" calcext:value-type="float">
            <text:p>21038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6474" calcext:value-type="float">
            <text:p>19647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89737" calcext:value-type="float">
            <text:p>18973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0051" calcext:value-type="float">
            <text:p>19005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0240" calcext:value-type="float">
            <text:p>19024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6295" calcext:value-type="float">
            <text:p>19629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3268" calcext:value-type="float">
            <text:p>19326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6282" calcext:value-type="float">
            <text:p>19628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93262" calcext:value-type="float">
            <text:p>1932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98113" calcext:value-type="float">
            <text:p>1981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5298" calcext:value-type="float">
            <text:p>1952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8101" calcext:value-type="float">
            <text:p>1981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6110" calcext:value-type="float">
            <text:p>1961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0929" calcext:value-type="float">
            <text:p>2009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8596" calcext:value-type="float">
            <text:p>19859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724" calcext:value-type="float">
            <text:p>19972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2264" calcext:value-type="float">
            <text:p>2022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5648" calcext:value-type="float">
            <text:p>2056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3075" calcext:value-type="float">
            <text:p>2030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537" calcext:value-type="float">
            <text:p>20153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5524" calcext:value-type="float">
            <text:p>205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5698" calcext:value-type="float">
            <text:p>205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9T12:22:06.689059559</dc:date>
    <meta:editing-duration>PT1M41S</meta:editing-duration>
    <meta:editing-cycles>1</meta:editing-cycles>
    <meta:document-statistic meta:table-count="1" meta:cell-count="1002" meta:object-count="1"/>
    <meta:generator>LibreOffice/7.2.6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title svg:x="4.218cm" svg:y="0.316cm" chart:style-name="ch2">
          <text:p>FindConcequtiveCharacters for m=16</text:p>
        </chart:title>
        <chart:legend chart:legend-position="bottom" svg:x="5.224cm" svg:y="8.407cm" style:legend-expansion="wide" chart:style-name="ch3"/>
        <chart:plot-area chart:style-name="ch4" table:cell-range-address="data16.A1:data16.B501" chart:data-source-has-labels="row" svg:x="0.32cm" svg:y="1.275cm" svg:width="15.371cm" svg:height="6.768cm">
          <chart:coordinate-region svg:x="1.682cm" svg:y="1.396cm" svg:width="14.009cm" svg:height="5.6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16.A2:data16.A501" chart:label-cell-address="data16.A1:data16.A1" chart:class="chart:line">
            <chart:data-point chart:repeated="500"/>
          </chart:series>
          <chart:series chart:style-name="ch8" chart:values-cell-range-address="data16.B2:data16.B501" chart:label-cell-address="data16.B1:data16.B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acters(*100)</text:p>
                <draw:g>
                  <svg:desc>data16.A1:data16.A1</svg:desc>
                </draw:g>
              </table:table-cell>
              <table:table-cell office:value-type="string">
                <text:p>Milliseconds</text:p>
                <draw:g>
                  <svg:desc>data16.B1:data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16.A2:data16.A501</svg:desc>
                </draw:g>
              </table:table-cell>
              <table:table-cell office:value-type="float" office:value="88">
                <text:p>88</text:p>
                <draw:g>
                  <svg:desc>data16.B2:data16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283">
                <text:p>92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441">
                <text:p>104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335">
                <text:p>9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653">
                <text:p>9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850">
                <text:p>98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957">
                <text:p>10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172">
                <text:p>11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373">
                <text:p>103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026">
                <text:p>12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252">
                <text:p>12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832">
                <text:p>11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444">
                <text:p>12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199">
                <text:p>121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906">
                <text:p>12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321">
                <text:p>133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469">
                <text:p>13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620">
                <text:p>136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805">
                <text:p>13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018">
                <text:p>14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4347">
                <text:p>14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4391">
                <text:p>143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4930">
                <text:p>149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4761">
                <text:p>147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896">
                <text:p>148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5258">
                <text:p>15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5274">
                <text:p>15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5845">
                <text:p>15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801">
                <text:p>15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6010">
                <text:p>160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6390">
                <text:p>163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6654">
                <text:p>16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6610">
                <text:p>166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6707">
                <text:p>16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7063">
                <text:p>17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302">
                <text:p>173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7523">
                <text:p>175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095">
                <text:p>180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8356">
                <text:p>18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8254">
                <text:p>182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8570">
                <text:p>185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8548">
                <text:p>185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9573">
                <text:p>195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9369">
                <text:p>19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9482">
                <text:p>194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0177">
                <text:p>20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061">
                <text:p>200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451">
                <text:p>204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1205">
                <text:p>21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062">
                <text:p>210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349">
                <text:p>213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760">
                <text:p>217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2197">
                <text:p>221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2168">
                <text:p>221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3043">
                <text:p>230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3441">
                <text:p>234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3652">
                <text:p>236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3812">
                <text:p>238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3899">
                <text:p>2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4644">
                <text:p>246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4919">
                <text:p>249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5491">
                <text:p>254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6149">
                <text:p>261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7180">
                <text:p>27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7773">
                <text:p>277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7854">
                <text:p>278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8881">
                <text:p>28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8342">
                <text:p>283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9011">
                <text:p>29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9413">
                <text:p>29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9218">
                <text:p>292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0159">
                <text:p>301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0190">
                <text:p>301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0305">
                <text:p>303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0879">
                <text:p>308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1619">
                <text:p>316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1919">
                <text:p>319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1948">
                <text:p>319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2368">
                <text:p>323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2639">
                <text:p>326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2826">
                <text:p>328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2855">
                <text:p>32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3941">
                <text:p>339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3851">
                <text:p>338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4197">
                <text:p>341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4619">
                <text:p>346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5549">
                <text:p>355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6258">
                <text:p>362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5861">
                <text:p>358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6153">
                <text:p>361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7431">
                <text:p>374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6876">
                <text:p>368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7306">
                <text:p>373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7854">
                <text:p>378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8664">
                <text:p>386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8902">
                <text:p>389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9520">
                <text:p>395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9215">
                <text:p>39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0420">
                <text:p>404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0366">
                <text:p>403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1652">
                <text:p>416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0915">
                <text:p>409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1486">
                <text:p>414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1485">
                <text:p>414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2681">
                <text:p>426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2460">
                <text:p>4246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3763">
                <text:p>43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3007">
                <text:p>430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3103">
                <text:p>431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3826">
                <text:p>438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5028">
                <text:p>450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5101">
                <text:p>45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5539">
                <text:p>455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5838">
                <text:p>458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5598">
                <text:p>455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5629">
                <text:p>456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6460">
                <text:p>464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7211">
                <text:p>472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7953">
                <text:p>479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7662">
                <text:p>476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8149">
                <text:p>481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9557">
                <text:p>495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8776">
                <text:p>487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8769">
                <text:p>487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9361">
                <text:p>493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0784">
                <text:p>507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0190">
                <text:p>501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1150">
                <text:p>511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1343">
                <text:p>513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2984">
                <text:p>529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2095">
                <text:p>520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2179">
                <text:p>521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2304">
                <text:p>523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4456">
                <text:p>544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4203">
                <text:p>542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4601">
                <text:p>546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5424">
                <text:p>554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6856">
                <text:p>568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6440">
                <text:p>564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6475">
                <text:p>564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6083">
                <text:p>560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8093">
                <text:p>580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8072">
                <text:p>58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9005">
                <text:p>590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9105">
                <text:p>59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8108">
                <text:p>581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8602">
                <text:p>58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9084">
                <text:p>59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9711">
                <text:p>597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0867">
                <text:p>608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2150">
                <text:p>621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62436">
                <text:p>624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1717">
                <text:p>617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3641">
                <text:p>636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2282">
                <text:p>622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2681">
                <text:p>626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63346">
                <text:p>63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65202">
                <text:p>652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63969">
                <text:p>63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6026">
                <text:p>660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67082">
                <text:p>670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66183">
                <text:p>661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67395">
                <text:p>673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65957">
                <text:p>659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66403">
                <text:p>664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8708">
                <text:p>687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7806">
                <text:p>678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68423">
                <text:p>684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8814">
                <text:p>688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0868">
                <text:p>708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0027">
                <text:p>700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0605">
                <text:p>706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0635">
                <text:p>706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2474">
                <text:p>724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2242">
                <text:p>722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2605">
                <text:p>726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3714">
                <text:p>737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3879">
                <text:p>738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5051">
                <text:p>75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3668">
                <text:p>736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6342">
                <text:p>763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6643">
                <text:p>766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5034">
                <text:p>750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7407">
                <text:p>774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6372">
                <text:p>763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6637">
                <text:p>766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7244">
                <text:p>772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9008">
                <text:p>790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9822">
                <text:p>798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0554">
                <text:p>805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9768">
                <text:p>797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1605">
                <text:p>816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0486">
                <text:p>804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2133">
                <text:p>821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2516">
                <text:p>825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3547">
                <text:p>835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3738">
                <text:p>837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2154">
                <text:p>821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3737">
                <text:p>83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4433">
                <text:p>844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5680">
                <text:p>856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4763">
                <text:p>847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6209">
                <text:p>862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5440">
                <text:p>8544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6556">
                <text:p>865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8222">
                <text:p>882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9267">
                <text:p>892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8986">
                <text:p>889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0375">
                <text:p>90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9105">
                <text:p>891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9530">
                <text:p>895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2241">
                <text:p>922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0490">
                <text:p>904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2647">
                <text:p>926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2770">
                <text:p>927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3656">
                <text:p>936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4556">
                <text:p>945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3649">
                <text:p>936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3681">
                <text:p>936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6653">
                <text:p>966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4585">
                <text:p>945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6157">
                <text:p>961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6074">
                <text:p>96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6649">
                <text:p>966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8045">
                <text:p>980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8744">
                <text:p>987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9819">
                <text:p>998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9256">
                <text:p>992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1960">
                <text:p>1019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1415">
                <text:p>1014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2004">
                <text:p>1020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2707">
                <text:p>1027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1818">
                <text:p>10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1660">
                <text:p>1016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2464">
                <text:p>1024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5756">
                <text:p>1057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6606">
                <text:p>1066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6730">
                <text:p>1067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7488">
                <text:p>107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5975">
                <text:p>1059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7021">
                <text:p>1070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6462">
                <text:p>1064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6697">
                <text:p>1066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10210">
                <text:p>1102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10491">
                <text:p>110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11210">
                <text:p>1112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2107">
                <text:p>1121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10237">
                <text:p>1102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0620">
                <text:p>1106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10926">
                <text:p>1109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13091">
                <text:p>1130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13552">
                <text:p>1135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13931">
                <text:p>1139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15659">
                <text:p>1156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16455">
                <text:p>1164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16366">
                <text:p>1163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16788">
                <text:p>1167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18231">
                <text:p>1182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16119">
                <text:p>1161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16625">
                <text:p>1166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17055">
                <text:p>1170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17922">
                <text:p>1179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19225">
                <text:p>119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22490">
                <text:p>1224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19988">
                <text:p>1199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20146">
                <text:p>1201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21980">
                <text:p>1219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24915">
                <text:p>1249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23066">
                <text:p>1230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23481">
                <text:p>1234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23897">
                <text:p>1238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27172">
                <text:p>1271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25109">
                <text:p>1251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25845">
                <text:p>1258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27115">
                <text:p>1271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29344">
                <text:p>1293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27625">
                <text:p>127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27799">
                <text:p>1277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27734">
                <text:p>1277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32607">
                <text:p>1326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29782">
                <text:p>1297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29946">
                <text:p>1299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31054">
                <text:p>1310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33824">
                <text:p>1338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31901">
                <text:p>1319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33232">
                <text:p>1332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34310">
                <text:p>1343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37372">
                <text:p>1373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36216">
                <text:p>13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36068">
                <text:p>1360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35615">
                <text:p>1356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38750">
                <text:p>1387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37599">
                <text:p>1375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39870">
                <text:p>1398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40620">
                <text:p>1406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42365">
                <text:p>1423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39431">
                <text:p>1394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40633">
                <text:p>1406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43932">
                <text:p>1439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42356">
                <text:p>1423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45597">
                <text:p>1455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45844">
                <text:p>1458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46610">
                <text:p>1466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44378">
                <text:p>1443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48514">
                <text:p>148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45322">
                <text:p>1453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45806">
                <text:p>1458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50179">
                <text:p>1501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47604">
                <text:p>1476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51664">
                <text:p>1516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51924">
                <text:p>1519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49679">
                <text:p>1496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49108">
                <text:p>1491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50547">
                <text:p>1505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51497">
                <text:p>1514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55387">
                <text:p>1553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52296">
                <text:p>1522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56715">
                <text:p>1567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56668">
                <text:p>1566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53934">
                <text:p>1539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59186">
                <text:p>1591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56564">
                <text:p>1565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56374">
                <text:p>1563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60901">
                <text:p>1609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57951">
                <text:p>1579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62807">
                <text:p>1628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62497">
                <text:p>1624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60704">
                <text:p>1607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65918">
                <text:p>1659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61279">
                <text:p>1612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63547">
                <text:p>1635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66967">
                <text:p>1669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64433">
                <text:p>1644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67923">
                <text:p>1679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67997">
                <text:p>1679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65986">
                <text:p>1659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71081">
                <text:p>1710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66775">
                <text:p>1667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70277">
                <text:p>1702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73033">
                <text:p>1730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69955">
                <text:p>1699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72979">
                <text:p>1729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72184">
                <text:p>1721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71763">
                <text:p>1717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76967">
                <text:p>1769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73270">
                <text:p>1732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77809">
                <text:p>1778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78898">
                <text:p>1788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74672">
                <text:p>1746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75981">
                <text:p>1759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78364">
                <text:p>1783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80599">
                <text:p>1805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78531">
                <text:p>1785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78212">
                <text:p>1782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78975">
                <text:p>1789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85203">
                <text:p>1852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80402">
                <text:p>1804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82907">
                <text:p>1829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82660">
                <text:p>1826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86794">
                <text:p>1867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85202">
                <text:p>1852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85022">
                <text:p>1850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84693">
                <text:p>1846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85999">
                <text:p>1859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88069">
                <text:p>1880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10380">
                <text:p>2103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96474">
                <text:p>1964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89737">
                <text:p>1897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90051">
                <text:p>1900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90240">
                <text:p>1902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96295">
                <text:p>1962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93268">
                <text:p>1932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96282">
                <text:p>1962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93262">
                <text:p>1932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98113">
                <text:p>1981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95298">
                <text:p>1952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98101">
                <text:p>1981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96110">
                <text:p>1961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00929">
                <text:p>2009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98596">
                <text:p>1985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99724">
                <text:p>1997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02264">
                <text:p>2022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05648">
                <text:p>2056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03075">
                <text:p>2030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01537">
                <text:p>2015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05524">
                <text:p>2055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05698">
                <text:p>205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